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A000004B80F17B013D6760A92.png" manifest:media-type="image/png"/>
  <manifest:file-entry manifest:full-path="Pictures/100002010000006B0000006B8F8F884B9C89A038.png" manifest:media-type="image/png"/>
  <manifest:file-entry manifest:full-path="Pictures/1000153200000B0F00000B0F05CB005EFAE2F9B2.svg" manifest:media-type="image/svg+xml"/>
  <manifest:file-entry manifest:full-path="Pictures/100002010000015400000118C2C1EF3491977C70.png" manifest:media-type="image/png"/>
  <manifest:file-entry manifest:full-path="Pictures/10000201000001B9000001216475643ECDBC74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Outlined_20_Blue">
      <style:graphic-properties draw:textarea-horizontal-align="justify" draw:textarea-vertical-align="middle" draw:auto-grow-height="false" fo:min-height="2.376cm" fo:min-width="6.768cm"/>
      <style:paragraph-properties style:writing-mode="lr-tb"/>
    </style:style>
    <style:style style:name="gr4" style:family="graphic" style:parent-style-name="standard">
      <style:graphic-properties svg:stroke-width="0.1cm" svg:stroke-color="#3faf46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3faf46" draw:marker-start-width="0.35cm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0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59cm"/>
      <style:paragraph-properties style:writing-mode="lr-tb"/>
    </style:style>
    <style:style style:name="gr8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9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faf46" fo:font-size="36pt" fo:font-weight="bold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3465a4" fo:font-size="36pt" fo:font-weight="bold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3faf46" fo:font-size="36pt" fo:font-weight="bold" style:font-size-asian="18pt" style:font-size-complex="18pt"/>
    </style:style>
    <style:style style:name="T3" style:family="text">
      <style:text-properties fo:color="#3465a4" fo:font-size="3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324cm" svg:height="8.076cm" svg:x="7.987cm" svg:y="20.81cm">
          <draw:image xlink:href="Pictures/10000201000001B9000001216475643ECDBC74F4.png" xlink:type="simple" xlink:show="embed" xlink:actuate="onLoad" loext:mime-type="image/png">
            <text:p/>
          </draw:image>
        </draw:frame>
        <draw:frame draw:style-name="gr2" draw:text-style-name="P2" draw:layer="layout" svg:width="5.559cm" svg:height="1.673cm" svg:x="7.928cm" svg:y="26.51cm">
          <draw:text-box>
            <text:p>Host IP</text:p>
          </draw:text-box>
        </draw:frame>
        <draw:custom-shape draw:style-name="gr3" draw:text-style-name="P3" draw:layer="layout" svg:width="7.552cm" svg:height="2.91cm" svg:x="10.335cm" svg:y="22.3cm">
          <text:p text:style-name="P3"><text:span text:style-name="T1"><text:s text:c="6"/></text:span><text:span text:style-name="T1">AppE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xml:id="id2" draw:id="id2" draw:layer="layout" svg:width="6.731cm" svg:height="5.543cm" svg:x="4.356cm" svg:y="13.41cm">
          <draw:image xlink:href="Pictures/100002010000015400000118C2C1EF3491977C70.png" xlink:type="simple" xlink:show="embed" xlink:actuate="onLoad" loext:mime-type="image/png">
            <text:p/>
          </draw:image>
        </draw:frame>
        <draw:connector draw:style-name="gr4" draw:text-style-name="P5" draw:layer="layout" svg:x1="8.287cm" svg:y1="26.729cm" svg:x2="7.721cm" svg:y2="18.953cm" draw:start-shape="id1" draw:start-glue-point="3" draw:end-shape="id2" draw:end-glue-point="2" svg:d="M8287 26729h-566v-7776" svg:viewBox="0 0 567 7777">
          <text:p/>
        </draw:connector>
        <draw:line draw:style-name="gr5" draw:text-style-name="P6" xml:id="id1" draw:id="id1" draw:layer="layout" svg:x1="9.662cm" svg:y1="26.748cm" svg:x2="8.287cm" svg:y2="26.71cm">
          <text:p/>
        </draw:line>
        <draw:frame draw:style-name="gr6" draw:text-style-name="P7" draw:layer="layout" svg:width="5.514cm" svg:height="3.095cm" svg:x="0.887cm" svg:y="22.51cm">
          <draw:text-box>
            <text:p><text:span text:style-name="T2">Local</text:span></text:p>
            <text:p><text:span text:style-name="T2">Network</text:span></text:p>
          </draw:text-box>
        </draw:frame>
        <draw:frame draw:style-name="gr1" draw:text-style-name="P4" xml:id="id3" draw:id="id3" draw:layer="layout" svg:width="5.7cm" svg:height="5.7cm" svg:x="2.611cm" svg:y="3.595cm">
          <draw:image xlink:href="Pictures/1000153200000B0F00000B0F05CB005EFAE2F9B2.svg" xlink:type="simple" xlink:show="embed" xlink:actuate="onLoad" loext:mime-type="image/svg+xml">
            <text:p/>
          </draw:image>
          <draw:image xlink:href="Pictures/100002010000006B0000006B8F8F884B9C89A038.png" xlink:type="simple" xlink:show="embed" xlink:actuate="onLoad" loext:mime-type="image/png"/>
        </draw:frame>
        <draw:frame draw:style-name="gr7" draw:text-style-name="P2" draw:layer="layout" svg:width="5.159cm" svg:height="1.673cm" svg:x="9.434cm" svg:y="5.81cm">
          <draw:text-box>
            <text:p>Internet</text:p>
          </draw:text-box>
        </draw:frame>
        <draw:line draw:style-name="gr8" draw:text-style-name="P6" xml:id="id4" draw:id="id4" draw:layer="layout" svg:x1="7.792cm" svg:y1="16.61cm" svg:x2="7.792cm" svg:y2="12.51cm">
          <text:p/>
        </draw:line>
        <draw:connector draw:style-name="gr9" draw:text-style-name="P5" draw:layer="layout" svg:x1="5.461cm" svg:y1="9.295cm" svg:x2="7.792cm" svg:y2="12.51cm" draw:start-shape="id3" draw:start-glue-point="2" draw:end-shape="id4" draw:end-glue-point="0" svg:d="M5461 9295v1583h2331v1632" svg:viewBox="0 0 2332 3216">
          <text:p/>
        </draw:connector>
        <draw:frame draw:style-name="gr10" draw:text-style-name="P8" draw:layer="layout" svg:width="7.843cm" svg:height="1.673cm" svg:x="11.044cm" svg:y="12.21cm">
          <draw:text-box>
            <text:p><text:span text:style-name="T3">FAI Network</text:span></text:p>
          </draw:text-box>
        </draw:frame>
        <draw:frame draw:style-name="gr11" draw:text-style-name="P2" draw:layer="layout" svg:width="5.857cm" svg:height="1.673cm" svg:x="5.387cm" svg:y="14.41cm">
          <draw:text-box>
            <text:p>Public IP</text:p>
          </draw:text-box>
        </draw:frame>
        <draw:frame draw:style-name="gr12" draw:text-style-name="P2" draw:layer="layout" svg:width="4.452cm" svg:height="1.673cm" svg:x="5.535cm" svg:y="19.31cm">
          <draw:text-box>
            <text:p>Box IP</text:p>
          </draw:text-box>
        </draw:frame>
        <draw:frame draw:style-name="gr1" draw:text-style-name="P4" draw:layer="layout" svg:width="2.436cm" svg:height="2.173cm" svg:x="10.551cm" svg:y="22.721cm">
          <draw:image xlink:href="Pictures/100002010000054A000004B80F17B013D6760A92.png" xlink:type="simple" xlink:show="embed" xlink:actuate="onLoad" loext:mime-type="image/png">
            <text:p/>
          </draw:image>
        </draw:frame>
        <draw:frame draw:style-name="gr13" draw:text-style-name="P2" draw:layer="layout" svg:width="12.292cm" svg:height="1.673cm" svg:x="4.308cm" svg:y="1.327cm">
          <draw:text-box>
            <text:p>Hardware Overvie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0:26:59.921321883</meta:creation-date>
    <dc:date>2021-05-09T14:46:10.169205859</dc:date>
    <meta:editing-duration>PT12M51S</meta:editing-duration>
    <meta:editing-cycles>5</meta:editing-cycles>
    <meta:generator>LibreOffice/6.4.7.2$Linux_X86_64 LibreOffice_project/40$Build-2</meta:generator>
    <meta:document-statistic meta:object-count="16"/>
  </office:meta>
</office:document-meta>
</file>